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175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stroke="none" svg:stroke-color="#000000" draw:fill="none" draw:fill-color="#ffffff" fo:min-height="0.09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0.9cm" svg:height="0.9cm" svg:x="6.3cm" svg:y="4.2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9cm" svg:x="7.3cm" svg:y="2.2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cm" svg:height="0.9cm" svg:x="9.6cm" svg:y="1.5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9cm" svg:height="0.9cm" svg:x="9.6cm" svg:y="4.5cm">
          <text:p text:style-name="P1"><text:span text:style-name="T1">v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9cm" svg:x="11.9cm" svg:y="2.2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cm" svg:height="0.9cm" svg:x="12.7cm" svg:y="4.3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cm" svg:height="0.9cm" svg:x="6.9cm" svg:y="6.2cm">
          <text:p text:style-name="P1"><text:span text:style-name="T1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9cm" svg:height="0.9cm" svg:x="9.6cm" svg:y="7.5cm">
          <text:p text:style-name="P1"><text:span text:style-name="T1">v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9cm" svg:height="0.9cm" svg:x="12.5cm" svg:y="6.2cm">
          <text:p text:style-name="P1"><text:span text:style-name="T1">v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05cm" svg:y1="4.5cm" svg:x2="10.05cm" svg:y2="2.4cm" draw:start-shape="id1" draw:start-glue-point="4" draw:end-shape="id2" svg:d="m10050 4500v-2100" svg:viewBox="0 0 1 2101">
          <text:p/>
        </draw:connector>
        <draw:connector draw:style-name="gr2" draw:text-style-name="P1" draw:layer="layout" draw:type="line" svg:x1="9.731cm" svg:y1="4.631cm" svg:x2="8.069cm" svg:y2="2.969cm" draw:start-shape="id1" draw:start-glue-point="5" draw:end-shape="id3" draw:end-glue-point="9" svg:d="m9731 4631-1662-1662" svg:viewBox="0 0 1663 1663">
          <text:p/>
        </draw:connector>
        <draw:connector draw:style-name="gr2" draw:text-style-name="P1" draw:layer="layout" draw:type="line" svg:x1="7.2cm" svg:y1="4.65cm" svg:x2="9.6cm" svg:y2="4.95cm" draw:start-shape="id4" draw:start-glue-point="10" draw:end-shape="id1" svg:d="m7200 4650 2400 300" svg:viewBox="0 0 2401 301">
          <text:p/>
        </draw:connector>
        <draw:connector draw:style-name="gr2" draw:text-style-name="P1" draw:layer="layout" draw:type="line" svg:x1="7.669cm" svg:y1="6.331cm" svg:x2="9.731cm" svg:y2="5.269cm" draw:start-shape="id5" draw:start-glue-point="11" draw:end-shape="id1" draw:end-glue-point="7" svg:d="m7669 6331 2062-1062" svg:viewBox="0 0 2063 1063">
          <text:p/>
        </draw:connector>
        <draw:frame draw:style-name="gr3" draw:text-style-name="P3" xml:id="id11" draw:id="id11" draw:layer="layout" svg:width="0.9cm" svg:height="0.725cm" svg:x="8.145cm" svg:y="7.589cm">
          <draw:text-box>
            <text:p text:style-name="P3">...</text:p>
          </draw:text-box>
        </draw:frame>
        <draw:frame draw:style-name="gr4" draw:text-style-name="P3" xml:id="id10" draw:id="id10" draw:layer="layout" svg:width="0.9cm" svg:height="0.725cm" svg:x="11cm" svg:y="7.6cm">
          <draw:text-box>
            <text:p text:style-name="P3">...</text:p>
          </draw:text-box>
        </draw:frame>
        <draw:frame draw:style-name="gr4" draw:text-style-name="P3" draw:layer="layout" svg:width="0.9cm" svg:height="0.725cm" svg:x="8.9cm" svg:y="6.1cm">
          <draw:text-box>
            <text:p text:style-name="P3">...</text:p>
          </draw:text-box>
        </draw:frame>
        <draw:frame draw:style-name="gr5" draw:text-style-name="P3" draw:layer="layout" svg:width="0.9cm" svg:height="0.725cm" svg:x="10.6cm" svg:y="6.175cm">
          <draw:text-box>
            <text:p text:style-name="P3">...</text:p>
          </draw:text-box>
        </draw:frame>
        <draw:connector draw:style-name="gr2" draw:text-style-name="P1" draw:layer="layout" draw:type="line" svg:x1="10.05cm" svg:y1="5.4cm" svg:x2="10.05cm" svg:y2="7.5cm" draw:start-shape="id1" draw:start-glue-point="8" draw:end-shape="id6" draw:end-glue-point="4" svg:d="m10050 5400v2100" svg:viewBox="0 0 1 2101">
          <text:p/>
        </draw:connector>
        <draw:connector draw:style-name="gr2" draw:text-style-name="P1" draw:layer="layout" draw:type="line" svg:x1="10.5cm" svg:y1="4.95cm" svg:x2="12.7cm" svg:y2="4.75cm" draw:start-shape="id1" draw:start-glue-point="10" draw:end-shape="id7" svg:d="m10500 4950 2200-200" svg:viewBox="0 0 2201 201">
          <text:p/>
        </draw:connector>
        <draw:connector draw:style-name="gr2" draw:text-style-name="P1" draw:layer="layout" draw:type="line" svg:x1="10.369cm" svg:y1="5.269cm" svg:x2="12.631cm" svg:y2="6.331cm" draw:start-shape="id1" draw:start-glue-point="9" draw:end-shape="id8" draw:end-glue-point="5" svg:d="m10369 5269 2262 1062" svg:viewBox="0 0 2263 1063">
          <text:p/>
        </draw:connector>
        <draw:connector draw:style-name="gr2" draw:text-style-name="P1" draw:layer="layout" draw:type="line" svg:x1="10.369cm" svg:y1="4.631cm" svg:x2="12.031cm" svg:y2="2.969cm" draw:start-shape="id1" draw:start-glue-point="11" draw:end-shape="id9" draw:end-glue-point="7" svg:d="m10369 4631 1662-1662" svg:viewBox="0 0 1663 1663">
          <text:p/>
        </draw:connector>
        <draw:connector draw:style-name="gr2" draw:text-style-name="P1" draw:layer="layout" draw:type="line" svg:x1="6.75cm" svg:y1="5.1cm" svg:x2="7.031cm" svg:y2="6.331cm" draw:start-shape="id4" draw:start-glue-point="8" draw:end-shape="id5" draw:end-glue-point="5" svg:d="m6750 5100 281 1231" svg:viewBox="0 0 282 1232">
          <text:p/>
        </draw:connector>
        <draw:connector draw:style-name="gr2" draw:text-style-name="P1" draw:layer="layout" draw:type="line" svg:x1="6.75cm" svg:y1="4.2cm" svg:x2="7.431cm" svg:y2="2.969cm" draw:start-shape="id4" draw:start-glue-point="4" draw:end-shape="id3" draw:end-glue-point="7" svg:d="m6750 4200 681-1231" svg:viewBox="0 0 682 1232">
          <text:p/>
        </draw:connector>
        <draw:connector draw:style-name="gr2" draw:text-style-name="P1" draw:layer="layout" draw:type="line" svg:x1="8.069cm" svg:y1="2.331cm" svg:x2="9.6cm" svg:y2="1.95cm" draw:start-shape="id3" draw:start-glue-point="11" draw:end-shape="id2" draw:end-glue-point="6" svg:d="m8069 2331 1531-381" svg:viewBox="0 0 1532 382">
          <text:p/>
        </draw:connector>
        <draw:connector draw:style-name="gr2" draw:text-style-name="P1" draw:layer="layout" draw:type="line" svg:x1="10.5cm" svg:y1="1.95cm" svg:x2="12.031cm" svg:y2="2.331cm" draw:start-shape="id2" draw:end-shape="id9" draw:end-glue-point="5" svg:d="m10500 1950 1531 381" svg:viewBox="0 0 1532 382">
          <text:p/>
        </draw:connector>
        <draw:connector draw:style-name="gr2" draw:text-style-name="P1" draw:layer="layout" draw:type="line" svg:x1="12.669cm" svg:y1="2.969cm" svg:x2="13.15cm" svg:y2="4.3cm" draw:start-shape="id9" draw:start-glue-point="9" draw:end-shape="id7" svg:d="m12669 2969 481 1331" svg:viewBox="0 0 482 1332">
          <text:p/>
        </draw:connector>
        <draw:connector draw:style-name="gr2" draw:text-style-name="P1" draw:layer="layout" draw:type="line" svg:x1="13.15cm" svg:y1="5.2cm" svg:x2="12.95cm" svg:y2="6.2cm" draw:start-shape="id7" draw:start-glue-point="8" draw:end-shape="id8" draw:end-glue-point="4" svg:d="m13150 5200-200 1000" svg:viewBox="0 0 201 1001">
          <text:p/>
        </draw:connector>
        <draw:connector draw:style-name="gr2" draw:text-style-name="P1" draw:layer="layout" draw:type="line" svg:x1="10.5cm" svg:y1="7.95cm" svg:x2="11cm" svg:y2="7.962cm" draw:start-shape="id6" draw:start-glue-point="10" draw:end-shape="id10" draw:end-glue-point="3" svg:d="m10500 7950 500 12" svg:viewBox="0 0 501 13">
          <text:p/>
        </draw:connector>
        <draw:connector draw:style-name="gr2" draw:text-style-name="P1" draw:layer="layout" draw:type="line" svg:x1="12.631cm" svg:y1="6.969cm" svg:x2="11.9cm" svg:y2="7.962cm" draw:start-shape="id8" draw:start-glue-point="7" draw:end-shape="id10" draw:end-glue-point="1" svg:d="m12631 6969-731 993" svg:viewBox="0 0 732 994">
          <text:p/>
        </draw:connector>
        <draw:connector draw:style-name="gr2" draw:text-style-name="P1" draw:layer="layout" draw:type="line" svg:x1="9.045cm" svg:y1="7.951cm" svg:x2="9.6cm" svg:y2="7.95cm" draw:start-shape="id11" draw:start-glue-point="1" draw:end-shape="id6" draw:end-glue-point="6" svg:d="m9045 7951 555-1" svg:viewBox="0 0 556 2">
          <text:p/>
        </draw:connector>
        <draw:connector draw:style-name="gr2" draw:text-style-name="P1" draw:layer="layout" draw:type="line" svg:x1="7.35cm" svg:y1="7.1cm" svg:x2="8.145cm" svg:y2="7.951cm" draw:start-shape="id5" draw:start-glue-point="8" draw:end-shape="id11" draw:end-glue-point="3" svg:d="m7350 7100 795 851" svg:viewBox="0 0 796 852">
          <text:p/>
        </draw:connector>
        <draw:frame draw:style-name="gr6" draw:text-style-name="P4" draw:layer="layout" svg:width="0.9cm" svg:height="0.645cm" svg:x="13cm" svg:y="3.2cm">
          <draw:text-box>
            <text:p text:style-name="P4"><text:span text:style-name="T1">e1</text:span></text:p>
          </draw:text-box>
        </draw:frame>
        <draw:frame draw:style-name="gr6" draw:text-style-name="P4" draw:layer="layout" svg:width="0.9cm" svg:height="0.645cm" svg:x="11cm" svg:y="1.455cm">
          <draw:text-box>
            <text:p text:style-name="P4"><text:span text:style-name="T1">e2</text:span></text:p>
          </draw:text-box>
        </draw:frame>
        <draw:frame draw:style-name="gr6" draw:text-style-name="P4" draw:layer="layout" svg:width="0.9cm" svg:height="0.645cm" svg:x="8.1cm" svg:y="1.5cm">
          <draw:text-box>
            <text:p text:style-name="P4"><text:span text:style-name="T1">e3</text:span></text:p>
          </draw:text-box>
        </draw:frame>
        <draw:frame draw:style-name="gr6" draw:text-style-name="P4" draw:layer="layout" svg:width="0.9cm" svg:height="0.645cm" svg:x="6.3cm" svg:y="3.155cm">
          <draw:text-box>
            <text:p text:style-name="P4"><text:span text:style-name="T1">e4</text:span></text:p>
          </draw:text-box>
        </draw:frame>
        <draw:frame draw:style-name="gr6" draw:text-style-name="P4" draw:layer="layout" svg:width="0.9cm" svg:height="0.645cm" svg:x="6cm" svg:y="5.455cm">
          <draw:text-box>
            <text:p text:style-name="P4"><text:span text:style-name="T1">e5</text:span></text:p>
          </draw:text-box>
        </draw:frame>
        <draw:frame draw:style-name="gr7" draw:text-style-name="P4" draw:layer="layout" svg:width="1.4cm" svg:height="0.645cm" svg:x="13.2cm" svg:y="5.355cm">
          <draw:text-box>
            <text:p text:style-name="P4"><text:span text:style-name="T1">en-1</text:span></text:p>
          </draw:text-box>
        </draw:frame>
        <draw:frame draw:style-name="gr6" draw:text-style-name="P4" draw:layer="layout" svg:width="0.9cm" svg:height="0.645cm" svg:x="7.2cm" svg:y="7.4cm">
          <draw:text-box>
            <text:p text:style-name="P4"><text:span text:style-name="T1">e6</text:span></text:p>
          </draw:text-box>
        </draw:frame>
        <draw:frame draw:style-name="gr8" draw:text-style-name="P4" draw:layer="layout" svg:width="1.3cm" svg:height="0.645cm" svg:x="12.2cm" svg:y="7.355cm">
          <draw:text-box>
            <text:p text:style-name="P4"><text:span text:style-name="T1">en-2</text:span></text:p>
          </draw:text-box>
        </draw:frame>
        <draw:frame draw:style-name="gr9" draw:text-style-name="P4" draw:layer="layout" svg:width="0.7cm" svg:height="0.645cm" svg:x="8.8cm" svg:y="3.1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7.9cm" svg:y="4.1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7.8cm" svg:y="5.3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10cm" svg:y="6.155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10cm" svg:y="2.9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11.1cm" svg:y="3.7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11.6cm" svg:y="4.8cm">
          <draw:text-box>
            <text:p text:style-name="P4"><text:span text:style-name="T1">L</text:span></text:p>
          </draw:text-box>
        </draw:frame>
        <draw:frame draw:style-name="gr9" draw:text-style-name="P4" draw:layer="layout" svg:width="0.7cm" svg:height="0.645cm" svg:x="11cm" svg:y="5.755cm">
          <draw:text-box>
            <text:p text:style-name="P4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5:11:57</dc:date>
    <dc:creator>Ignacio Niesz</dc:creator>
    <meta:editing-duration>P0D</meta:editing-duration>
    <meta:editing-cycles>6</meta:editing-cycles>
    <meta:generator>LibreOffice/3.5$Linux_X86_64 LibreOffice_project/350m1$Build-2</meta:generator>
    <meta:document-statistic meta:object-count="47"/>
  </office:meta>
</office:document-meta>
</file>